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425in"/>
    </style:style>
    <style:style style:name="co2" style:family="table-column">
      <style:table-column-properties fo:break-before="auto" style:column-width="2.7098in"/>
    </style:style>
    <style:style style:name="co3" style:family="table-column">
      <style:table-column-properties fo:break-before="auto" style:column-width="0.3319in"/>
    </style:style>
    <style:style style:name="co4" style:family="table-column">
      <style:table-column-properties fo:break-before="auto" style:column-width="0.8925in"/>
    </style:style>
    <style:style style:name="co5" style:family="table-column">
      <style:table-column-properties fo:break-before="auto" style:column-width="0.6075in"/>
    </style:style>
    <style:style style:name="co6" style:family="table-column">
      <style:table-column-properties fo:break-before="auto" style:column-width="1.0118in"/>
    </style:style>
    <style:style style:name="co7" style:family="table-column">
      <style:table-column-properties fo:break-before="auto" style:column-width="1.3134in"/>
    </style:style>
    <style:style style:name="ro1" style:family="table-row">
      <style:table-row-properties style:row-height="0.1756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Complete POSIX Signal Manager Chapter</text:p>
          </table:table-cell>
          <table:table-cell office:value-type="string">
            <text:p>RTEMS has permission to use information from the &lt;a href="http://www.opengroup.org/"&gt;Open Group's&lt;/a&gt; Single UNIX Specification in our &lt;a href="http://www.rtems.org/onlinedocs/doc-current/share/rtems/html/"&gt;RTEMS POSIX API User's Guide&lt;/a&gt;. Each of the chapters in this manual is incomplete to a greater or lesser extent. The document is written in texinfo. This task consists of completing a chapter using the corresponding information available from the Open Group's site. <text:s/>Mentor will provide proper citation information to acknowledge Open Group.. </text:p>
          </table:table-cell>
          <table:table-cell office:value-type="float" office:value="48">
            <text:p>48</text:p>
          </table:table-cell>
          <table:table-cell office:value-type="string">
            <text:p>joel_sherrill</text:p>
          </table:table-cell>
          <table:table-cell office:value-type="string">
            <text:p>Medium</text:p>
          </table:table-cell>
          <table:table-cell office:value-type="string">
            <text:p>Documentation</text:p>
          </table:table-cell>
          <table:table-cell/>
        </table:table-row>
        <table:table-row table:style-name="ro1">
          <table:table-cell office:value-type="string">
            <text:p>Complete POSIX Thread Manager Chapter</text:p>
          </table:table-cell>
          <table:table-cell office:value-type="string">
            <text:p>RTEMS has permission to use information from the &lt;a href="http://www.opengroup.org/"&gt;Open Group's&lt;/a&gt; Single UNIX Specification in our &lt;a href="http://www.rtems.org/onlinedocs/doc-current/share/rtems/html/"&gt;RTEMS POSIX API User's Guide&lt;/a&gt;. Each of the chapters in this manual is incomplete to a greater or lesser extent. The document is written in texinfo. This task consists of completing a chapter using the corresponding information available from the Open Group's site. <text:s/>Mentor will provide proper citation information to acknowledge Open Group.. </text:p>
          </table:table-cell>
          <table:table-cell office:value-type="float" office:value="48">
            <text:p>48</text:p>
          </table:table-cell>
          <table:table-cell office:value-type="string">
            <text:p>joel_sherrill</text:p>
          </table:table-cell>
          <table:table-cell office:value-type="string">
            <text:p>Medium</text:p>
          </table:table-cell>
          <table:table-cell office:value-type="string">
            <text:p>Documentation</text:p>
          </table:table-cell>
          <table:table-cell/>
        </table:table-row>
        <table:table-row table:style-name="ro1">
          <table:table-cell office:value-type="string">
            <text:p>Fill in Wiki Infobox for MVME5500</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Motorola (now Emerson) MVME5500 board, which is publicly available and filling in the Infobox and other information at the &lt;a href="http://www.rtems.org/wiki/index.php/Mvme5500"&gt;MVME5500 BSP page&lt;/a&gt;.</text:p>
          </table:table-cell>
          <table:table-cell office:value-type="float" office:value="48">
            <text:p>48</text:p>
          </table:table-cell>
          <table:table-cell office:value-type="string">
            <text:p>oarmark</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Fill in Wiki Infobox for CSB360</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Cogent CSB360 board, which is publicly available and filling in the Infobox and other information at the &lt;a href="http://www.rtems.org/wiki/index.php/csb360"&gt;CSB360 BSP page&lt;/a&gt;.</text:p>
          </table:table-cell>
          <table:table-cell office:value-type="float" office:value="48">
            <text:p>48</text:p>
          </table:table-cell>
          <table:table-cell office:value-type="string">
            <text:p>oarmark</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Fill in Wiki Infobox for ucDIMM MCF5282</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Arcturus uCDIMM board, which is publicly available and filling in the Infobox and other information at the &lt;a href="http://www.rtems.org/wiki/index.php/uC5282"&gt;uC5282 BSP page&lt;/a&gt;.</text:p>
          </table:table-cell>
          <table:table-cell office:value-type="float" office:value="48">
            <text:p>48</text:p>
          </table:table-cell>
          <table:table-cell office:value-type="string">
            <text:p>oarmark</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Fill in Wiki Infobox for Mongoose V</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Synova Mongoose V system on chip, which is publicly available and filling in the Infobox and other information at the &lt;a href="http://www.rtems.org/wiki/index.php/genmongoosev"&gt;Generic Mongoose V BSP page&lt;/a&gt;.</text:p>
          </table:table-cell>
          <table:table-cell office:value-type="float" office:value="48">
            <text:p>48</text:p>
          </table:table-cell>
          <table:table-cell office:value-type="string">
            <text:p>oarmark</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Create Presentation on RTEMS (Pres #1)</text:p>
          </table:table-cell>
          <table:table-cell office:value-type="string">
            <text:p>This task consists of creating a presentation in either PowerPoint or OpenOffice Impress on RTEMS which is targeted at persons who would be of the appropriate age for Google Code-In (13-18). The presentation should include speaker notes and be at least 10 minutes in length. </text:p>
          </table:table-cell>
          <table:table-cell office:value-type="float" office:value="48">
            <text:p>48</text:p>
          </table:table-cell>
          <table:table-cell office:value-type="string">
            <text:p>joel_sherrill</text:p>
          </table:table-cell>
          <table:table-cell office:value-type="string">
            <text:p>Medium</text:p>
          </table:table-cell>
          <table:table-cell office:value-type="string">
            <text:p>Outreach</text:p>
          </table:table-cell>
          <table:table-cell/>
        </table:table-row>
        <table:table-row table:style-name="ro1">
          <table:table-cell office:value-type="string">
            <text:p>Create a New Logo for RTEMS (Logo #1)</text:p>
          </table:table-cell>
          <table:table-cell office:value-type="string">
            <text:p>This task consists of creating a designing a new logo for RTEMS. <text:s text:c="2"/>We would like the result to be modifiable in in an open source tool and either a vector graphic or a high resolution bitmapped image. <text:s/>If the RTEMS developers like it, we can follow this up with another task to produce the graphics in various sizes and with transparency layers. <text:s/>We will want to be able to use it on web sites, print, t-shirts, stickers, etc.</text:p>
          </table:table-cell>
          <table:table-cell office:value-type="float" office:value="48">
            <text:p>48</text:p>
          </table:table-cell>
          <table:table-cell office:value-type="string">
            <text:p>joel_sherrill</text:p>
          </table:table-cell>
          <table:table-cell office:value-type="string">
            <text:p>Medium</text:p>
          </table:table-cell>
          <table:table-cell office:value-type="string">
            <text:p>Outreach</text:p>
          </table:table-cell>
          <table:table-cell office:value-type="string">
            <text:p>graphics, logo</text:p>
          </table:table-cell>
        </table:table-row>
        <table:table-row table:style-name="ro1">
          <table:table-cell office:value-type="string">
            <text:p>Design an RTEMS T-Shirt (T-Shirt #1)</text:p>
          </table:table-cell>
          <table:table-cell office:value-type="string">
            <text:p>This task consists of creating a designing a t-shirt design for RTEMS. We would like the result to be modifiable in in an open source tool and either a vector graphic or a high resolution bitmapped image. If the RTEMS developers like it, we can follow this up with another task to produce the graphics in various sizes and with transparency layers. We will want to be able to use it on web sites, print, t-shirts, etc. </text:p>
          </table:table-cell>
          <table:table-cell office:value-type="float" office:value="48">
            <text:p>48</text:p>
          </table:table-cell>
          <table:table-cell office:value-type="string">
            <text:p>joel_sherrill</text:p>
          </table:table-cell>
          <table:table-cell office:value-type="string">
            <text:p>Medium</text:p>
          </table:table-cell>
          <table:table-cell office:value-type="string">
            <text:p>Outreach</text:p>
          </table:table-cell>
          <table:table-cell office:value-type="string">
            <text:p>graphics, logo</text:p>
          </table:table-cell>
        </table:table-row>
        <table:table-row table:style-name="ro1">
          <table:table-cell office:value-type="string">
            <text:p>Create Getting Started for your Peers</text:p>
          </table:table-cell>
          <table:table-cell office:value-type="string">
            <text:p>As a project, we try to make RTEMS approachable for new comers. Help us by making our existing getting started howto's even easier. There is a Getting Started manual (&lt;a href="http://rtems.org/onlinedocs/doc-current/share/rtems/html/started/index.html"&gt;HTML&lt;/a&gt;) and a number of wiki pages. But they are written by people who are familiar with RTEMS and how to install it. Review one of the Getting Started documents and give us guidance. </text:p>
          </table:table-cell>
          <table:table-cell office:value-type="float" office:value="48">
            <text:p>48</text:p>
          </table:table-cell>
          <table:table-cell office:value-type="string">
            <text:p>joel_sherrill</text:p>
          </table:table-cell>
          <table:table-cell office:value-type="string">
            <text:p>Medium</text:p>
          </table:table-cell>
          <table:table-cell office:value-type="string">
            <text:p>Outreach</text:p>
          </table:table-cell>
          <table:table-cell/>
        </table:table-row>
        <table:table-row table:style-name="ro1">
          <table:table-cell office:value-type="string">
            <text:p>Create RTEMS Project Flyer for NASA SDO</text:p>
          </table:table-cell>
          <table:table-cell office:value-type="string">
            <text:p>The RTEMS Project has a number of &lt;a href="http://www.rtems.org/flyers.html"&gt;flyers&lt;/a&gt; on various projects which have used RTEMS. <text:s/>Each of these flyers is based upon a Wiki page about that project with the same text and pictures. <text:s/>This task consists of preparing a wiki page on an RTEMS application which consists of approximately one page of text, 2 or more nice pictures or figures about the project, and a few URLs of reference for more details. <text:s/>The information on the flyers is based on this and is presented in a very uniform manner. <text:s/>Most of the information you need should be available from public sources on the Internet. <text:s/>When you take a "flyer" task, you may be given an email address of a contact for that project to obtain information from. <text:s/>The wiki page you create for the NASA Solar Dynamic Observatory (SDO) Mission.</text:p>
          </table:table-cell>
          <table:table-cell office:value-type="float" office:value="48">
            <text:p>48</text:p>
          </table:table-cell>
          <table:table-cell office:value-type="string">
            <text:p>joel_sherrill</text:p>
          </table:table-cell>
          <table:table-cell office:value-type="string">
            <text:p>Easy</text:p>
          </table:table-cell>
          <table:table-cell office:value-type="string">
            <text:p>Outreach</text:p>
          </table:table-cell>
          <table:table-cell/>
        </table:table-row>
        <table:table-row table:style-name="ro1">
          <table:table-cell office:value-type="string">
            <text:p>Create RTEMS Project Flyer for NASA MMS</text:p>
          </table:table-cell>
          <table:table-cell office:value-type="string">
            <text:p>The RTEMS Project has a number of &lt;a href="http://www.rtems.org/flyers.html"&gt;flyers&lt;/a&gt; on various projects which have used RTEMS. <text:s/>Each of these flyers is based upon a Wiki page about that project with the same text and pictures. <text:s/>This task consists of preparing a wiki page on an RTEMS application which consists of approximately one page of text, 2 or more nice pictures or figures about the project, and a few URLs of reference for more details. <text:s/>The information on the flyers is based on this and is presented in a very uniform manner. <text:s/>Most of the information you need should be available from public sources on the Internet. <text:s/>When you take a "flyer" task, you may be given an email address of a contact for that project to obtain information from. <text:s/>The wiki page you create for the NASA Magnetospheric MultiScale (MMS) Mission.</text:p>
          </table:table-cell>
          <table:table-cell office:value-type="float" office:value="48">
            <text:p>48</text:p>
          </table:table-cell>
          <table:table-cell office:value-type="string">
            <text:p>joel_sherrill</text:p>
          </table:table-cell>
          <table:table-cell office:value-type="string">
            <text:p>Easy</text:p>
          </table:table-cell>
          <table:table-cell office:value-type="string">
            <text:p>Outreach</text:p>
          </table:table-cell>
          <table:table-cell/>
        </table:table-row>
        <table:table-row table:style-name="ro1">
          <table:table-cell office:value-type="string">
            <text:p>Convert Flyer to Scribus</text:p>
          </table:table-cell>
          <table:table-cell office:value-type="string">
            <text:p>Currently the RTEMS project &lt;a href="http://www.rtems.org/flyers.html"&gt;flyers&lt;/a&gt; <text:s/>are developed using Microsoft Publisher. This is not a free tool. We would prefer to use a free tool wherever possible on our project. This project consists of converting an existing flyer to Scribus. <text:s/>Pick one of the application flyers as the one to convert. <text:s/>You will be provided the publisher file to start with</text:p>
          </table:table-cell>
          <table:table-cell office:value-type="float" office:value="48">
            <text:p>48</text:p>
          </table:table-cell>
          <table:table-cell office:value-type="string">
            <text:p>joel_sherrill</text:p>
          </table:table-cell>
          <table:table-cell office:value-type="string">
            <text:p>Medium</text:p>
          </table:table-cell>
          <table:table-cell office:value-type="string">
            <text:p>Outreach</text:p>
          </table:table-cell>
          <table:table-cell/>
        </table:table-row>
        <table:table-row table:style-name="ro1">
          <table:table-cell office:value-type="string">
            <text:p>Test Coverage HTML Improvements</text:p>
          </table:table-cell>
          <table:table-cell office:value-type="string">
            <text:p>his task consists of modifying the existing Bourne shell script that generates the primary table of results per target. <text:s/>There are columns in the table which are not necessary since it is constant in each table instance. <text:s/>The heading for each table should then be modified to reflect the information. <text:s/>An example of this can be found in the &lt;a href="http://www.rtems.org/ftp/pub/rtems/people/joel/coverage/erc32.html#OsPD"&gt;erc32 coverage results&lt;/a&gt;. <text:s/>Columns 2 through 4 are constant and should be represented in the header. <text:s/>The scripts that generate this are available in the rtems-testing CVS module. <text:s/>Ask for help in getting the script and some test data</text:p>
          </table:table-cell>
          <table:table-cell office:value-type="float" office:value="48">
            <text:p>48</text:p>
          </table:table-cell>
          <table:table-cell office:value-type="string">
            <text:p>joel_sherrill</text:p>
          </table:table-cell>
          <table:table-cell office:value-type="string">
            <text:p>Easy</text:p>
          </table:table-cell>
          <table:table-cell office:value-type="string">
            <text:p>User Interface</text:p>
          </table:table-cell>
          <table:table-cell office:value-type="string">
            <text:p>html, web</text:p>
          </table:table-cell>
        </table:table-row>
        <table:table-row table:style-name="ro1">
          <table:table-cell office:value-type="string">
            <text:p>Identify Eclipse modules suitable for use in RTEMS development</text:p>
          </table:table-cell>
          <table:table-cell office:value-type="string">
            <text:p>RTEMS is not a GUI application. Most RTEMS users only see a GUI when they are doing development. The most frequently used GUI development environment used by RTEMS developers is Eclipse. Identify Eclipse plugin modules which may be of use to the RTEMS community.</text:p>
          </table:table-cell>
          <table:table-cell office:value-type="float" office:value="48">
            <text:p>48</text:p>
          </table:table-cell>
          <table:table-cell office:value-type="string">
            <text:p>joel_sherrill</text:p>
          </table:table-cell>
          <table:table-cell office:value-type="string">
            <text:p>Hard</text:p>
          </table:table-cell>
          <table:table-cell office:value-type="string">
            <text:p>Research</text:p>
          </table:table-cell>
          <table:table-cell/>
        </table:table-row>
        <table:table-row table:style-name="ro2">
          <table:table-cell office:value-type="string">
            <text:p>eBook Formats for RTEMS Documentation</text:p>
          </table:table-cell>
          <table:table-cell office:value-type="string">
            <text:p>It would be nice to offer the RTEMS Document Set in an ebook format so it is available in a suitable format for cell phones, eReaders, PDAs, etc. <text:s/>This project is to evaluate the formats, their openness, availability of readers on a wide variety of platforms, etc.. <text:s/>We want to know which format is best for a FOSS project to produce and how that format can be produced using our Texinfo documentation source. <text:s/></text:p>
            <text:p/>
            <text:p>Reference: http://en.wikipedia.org/wiki/Comparison_of_e-book_formats</text:p>
          </table:table-cell>
          <table:table-cell office:value-type="float" office:value="48">
            <text:p>48</text:p>
          </table:table-cell>
          <table:table-cell office:value-type="string">
            <text:p>joel_sherrill</text:p>
          </table:table-cell>
          <table:table-cell office:value-type="string">
            <text:p>Medium</text:p>
          </table:table-cell>
          <table:table-cell office:value-type="string">
            <text:p>Research</text:p>
          </table:table-cell>
          <table:table-cell office:value-type="string">
            <text:p>eBook</text:p>
          </table:table-cell>
        </table:table-row>
        <table:table-row table:style-name="ro1">
          <table:table-cell office:value-type="string">
            <text:p>Create Moodle Questions for Task Manager</text:p>
          </table:table-cell>
          <table:table-cell office:value-type="string">
            <text:p>This task consists of reading a chapter in the &lt;a href="http://rtems.org/onlinedocs/doc-current/share/rtems/html/"&lt; RTEMS Application C User's Guide&lt;/a? and writing at least twenty (20) questions in a format appropriate for the RTEMS &lt;a href="http://moodle.rtems.org"&gt;installation&lt;/a? of &lt;a href="http://www.moodle.org"&gt;Moodle&lt;/a&gt;. <text:s text:c="2"/>Ask for references on the appropriate Moodle question format. <text:s/></text:p>
          </table:table-cell>
          <table:table-cell office:value-type="float" office:value="48">
            <text:p>48</text:p>
          </table:table-cell>
          <table:table-cell office:value-type="string">
            <text:p>joel_sherrill</text:p>
          </table:table-cell>
          <table:table-cell office:value-type="string">
            <text:p>Easy</text:p>
          </table:table-cell>
          <table:table-cell office:value-type="string">
            <text:p>Training</text:p>
          </table:table-cell>
          <table:table-cell office:value-type="string">
            <text:p>eLearning</text:p>
          </table:table-cell>
        </table:table-row>
        <table:table-row table:style-name="ro1">
          <table:table-cell office:value-type="string">
            <text:p>Write Benchmark for pthread_mutex_lock</text:p>
          </table:table-cell>
          <table:table-cell office:value-type="string">
            <text:p>This task consists of adding a benchmark test to the RTEMS POSIX Timing Test Suite. There are templates for each benchmark pattern we have identified. The task consists of identifying the correct pattern, instantiating it using the "mktest" script, and then filling that in with the appropriate calls. When you take this task, you will be given more instructions on how to instantiate the test and what its name should be. <text:s/>On &lt;a href="http://www.rtems.org"&gt;RTEMS top page&lt;/a&gt; is a link to a virtual machine for Fedora GNU/Linux which has the RTEMS development environment already installed. <text:s/>You will need to be able to write software in the C language to perform this task. </text:p>
          </table:table-cell>
          <table:table-cell office:value-type="float" office:value="48">
            <text:p>48</text:p>
          </table:table-cell>
          <table:table-cell office:value-type="string">
            <text:p>joel_sherrill</text:p>
          </table:table-cell>
          <table:table-cell office:value-type="string">
            <text:p>Hard</text:p>
          </table:table-cell>
          <table:table-cell office:value-type="string">
            <text:p>Code</text:p>
          </table:table-cell>
          <table:table-cell office:value-type="string">
            <text:p>POSIX, benchmark</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Kai CN"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9">11/09/2010</text:date>, <text:time>15:52: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1-09T15:52:37</dc:date>
    <dc:creator>Joel &lt;joel.sherrill@oarcorp.com&gt;</dc:creator>
    <meta:document-statistic meta:table-count="1" meta:cell-count="118" meta:object-count="0"/>
    <meta:generator>OpenOffice.org/3.2$Linux OpenOffice.org_project/320m12$Build-9483</meta:generator>
  </office:meta>
</office:document-meta>
</file>